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a366" officeooo:paragraph-rsid="0035a36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fdf8" officeooo:paragraph-rsid="0033fdf8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d52f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d52f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3d52f3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3fdf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5a366" officeooo:paragraph-rsid="0035a36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5a366" officeooo:paragraph-rsid="003dc7e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79fe6" officeooo:paragraph-rsid="00379fe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dc7ec" officeooo:paragraph-rsid="003dc7e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35a366" officeooo:paragraph-rsid="0035a366" style:font-weight-asian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9a72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b6ebf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3fdf8" style:font-size-asian="12pt" style:font-size-complex="12pt"/>
    </style:style>
    <style:style style:name="T10" style:family="text">
      <style:text-properties officeooo:rsid="0037035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5db3e"/>
    </style:style>
    <style:style style:name="T13" style:family="text">
      <style:text-properties officeooo:rsid="003dc7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12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7">4</text:span><text:span text:style-name="T3">0</text:span><text:span text:style-name="T6">1</text:span><text:span text:style-name="T3"> - </text:span><text:span text:style-name="T1">A/</text:span><text:span text:style-name="T2">A</text:span><text:span text:style-name="T1"> </text:span><text:span text:style-name="T4">- </text:span><text:span text:style-name="T5">R-60M (AA-8 Aphid)</text:span></text:p>
      <text:p text:style-name="P1"/>
      <text:p text:style-name="P2">R-60M <text:span text:style-name="T10">(AA-8 </text:span>Aphid<text:span text:style-name="T10">)</text:span> -- Limited all aspect, short range</text:p>
      <text:list text:style-name="L1">
        <text:list-item>
          <text:p text:style-name="P7">Press <text:span text:style-name="T11">B1</text:span> to enter <text:span text:style-name="T11">A/A missile mode</text:span>.</text:p>
        </text:list-item>
        <text:list-item>
          <text:p text:style-name="P12"><text:span text:style-name="T9">P</text:span><text:span text:style-name="T8">ut crosshairs on target.</text:span></text:p>
        </text:list-item>
        <text:list-item>
          <text:p text:style-name="P8">When you have tone, press and hold <text:span text:style-name="T11">Trigger</text:span> to fire.</text:p>
        </text:list-item>
      </text:list>
      <text:list xml:id="list1299783134" text:style-name="L2">
        <text:list-item>
          <text:p text:style-name="P9"><text:span text:style-name="T13">Notes:</text:span></text:p>
          <text:list>
            <text:list-item>
              <text:p text:style-name="P9"><text:span text:style-name="T13">V</text:span>ery short range.</text:p>
            </text:list-item>
            <text:list-item>
              <text:p text:style-name="P10">Missile will track closest or largest heat source; DO NOT FIRE INTO A FURBALL.</text:p>
            </text:list-item>
            <text:list-item>
              <text:p text:style-name="P11">Very susceptible to flares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56:18.973000000</dc:date>
    <meta:editing-duration>PT5H56M25S</meta:editing-duration>
    <meta:editing-cycles>4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5" meta:word-count="84" meta:character-count="398" meta:non-whitespace-character-count="336"/>
  </office:meta>
</office:document-meta>
</file>